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nter" svg:font-family="inter, 'Helvetica Neue', sans-serif"/>
    <style:font-face style:name="var bloko-font-family-header-override" svg:font-family="'var bloko-font-family-header-override', ProximaNovaCond, 'Arial Narrow', 'Roboto Condensed', Arial, sans-serif"/>
    <style:font-face style:name="var bloko-font-family-override" svg:font-family="'var bloko-font-family-override', Arial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cm" fo:margin-bottom="0cm" loext:contextual-spacing="false" fo:line-height="115%" fo:orphans="2" fo:widows="2" fo:text-indent="0cm" style:auto-text-indent="false" fo:padding="0cm" fo:border="none"/>
      <style:text-properties fo:font-variant="normal" fo:text-transform="none" fo:color="#2a3137" style:font-name="var bloko-font-family-header-override" fo:font-size="14.3999996185303pt" fo:letter-spacing="normal" fo:font-style="normal" fo:font-weight="bold" fo:background-color="#ffffff" loext:padding="0cm" loext:border="none"/>
    </style:style>
    <style:style style:name="P2" style:family="paragraph" style:parent-style-name="Text_20_body" style:list-style-name="L1">
      <style:paragraph-properties fo:margin-left="0cm" fo:margin-right="0cm" fo:margin-top="0cm" fo:margin-bottom="0cm" loext:contextual-spacing="false" fo:line-height="157%" fo:orphans="2" fo:widows="2" fo:text-indent="0cm" style:auto-text-indent="false" fo:padding="0cm" fo:border="none"/>
      <style:text-properties fo:font-variant="normal" fo:text-transform="none" fo:color="#2a3137" style:font-name="inter" fo:font-size="9.60000038146973pt" fo:letter-spacing="normal" fo:font-style="normal" fo:font-weight="normal" fo:background-color="#ffffff" loext:padding="0cm" loext:border="none"/>
    </style:style>
    <style:style style:name="P3" style:family="paragraph" style:parent-style-name="Text_20_body" style:list-style-name="L2">
      <style:paragraph-properties fo:margin-left="0cm" fo:margin-right="0cm" fo:margin-top="0cm" fo:margin-bottom="0cm" loext:contextual-spacing="false" fo:line-height="157%" fo:orphans="2" fo:widows="2" fo:text-indent="0cm" style:auto-text-indent="false" fo:padding="0cm" fo:border="none"/>
      <style:text-properties fo:font-variant="normal" fo:text-transform="none" fo:color="#2a3137" style:font-name="inter" fo:font-size="9.60000038146973pt" fo:letter-spacing="normal" fo:font-style="normal" fo:font-weight="normal" fo:background-color="#ffffff" loext:padding="0cm" loext:border="none"/>
    </style:style>
    <style:style style:name="P4" style:family="paragraph" style:parent-style-name="Text_20_body" style:list-style-name="L3">
      <style:paragraph-properties fo:margin-left="0cm" fo:margin-right="0cm" fo:margin-top="0cm" fo:margin-bottom="0cm" loext:contextual-spacing="false" fo:line-height="157%" fo:orphans="2" fo:widows="2" fo:text-indent="0cm" style:auto-text-indent="false" fo:padding="0cm" fo:border="none"/>
      <style:text-properties fo:font-variant="normal" fo:text-transform="none" fo:color="#2a3137" style:font-name="inter" fo:font-size="9.60000038146973pt" fo:letter-spacing="normal" fo:font-style="normal" fo:font-weight="normal" fo:background-color="#ffffff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a3137" style:font-name="inter" fo:font-size="9.60000038146973pt" fo:letter-spacing="normal" fo:font-style="normal" fo:font-weight="normal" fo:background-color="#ffffff" loext:padding="0cm" loext:border="none"/>
    </style:style>
    <style:style style:name="P6" style:family="paragraph" style:parent-style-name="Text_20_body" style:list-style-name="L3">
      <style:paragraph-properties fo:margin-left="0cm" fo:margin-right="0cm" fo:margin-top="0cm" fo:margin-bottom="0cm" loext:contextual-spacing="false" fo:line-height="157%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.169cm" fo:margin-top="0cm" fo:margin-bottom="0cm" loext:contextual-spacing="false" style:line-height-at-least="0.635cm" fo:text-align="start" style:justify-single-word="false" fo:orphans="2" fo:widows="2" fo:text-indent="0cm" style:auto-text-indent="false"/>
      <style:text-properties fo:font-variant="normal" fo:text-transform="none" fo:color="#2a3137" style:font-name="var bloko-font-family-override" fo:font-size="8.39999961853027pt" fo:letter-spacing="normal" fo:font-style="normal" fo:font-weight="normal" fo:background-color="#eef1f7" loext:padding-left="0.233cm" loext:padding-right="0.233cm" loext:padding-top="0.049cm" loext:padding-bottom="0.049cm" loext:border-left="0.06pt solid #000000" loext:border-right="0.06pt solid #000000" loext:border-top="0.51pt solid #000000" loext:border-bottom="0.51pt solid #000000"/>
    </style:style>
    <style:style style:name="T1" style:family="text">
      <style:text-properties fo:font-variant="normal" fo:text-transform="none" fo:color="#2a3137" style:font-name="inter" fo:font-size="9.60000038146973pt" fo:letter-spacing="normal" fo:font-style="normal" fo:font-weight="normal" fo:background-color="#ffffff" loext:char-shading-value="0"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-0.076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076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076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АО «Инновационные Оружейные Технологии» является разработчиком инновационных продуктов, а так же современных и уникальных комплексных решений на базе тепловизионного оборудования для охоты, антитеррористической деятельности и систем безопасности. Одним из ключевых направлений деятельности компании является разработка тепловизионных интеллектуальных автоматизированных прицельно-наблюдательных комплексов, систем тепловизионного видеонаблюдения и модернизированной радиоуправляемой продукции.</text:p>
      <text:p text:style-name="P5">Компания является разработчиком собственного эксклюзивного программного обеспечения, которое устанавливается на создаваемое нами оборудование.</text:p>
      <text:p text:style-name="P5">ПРОДОЛЖАЕМ АКТИВНО РАСШИРЯТЬСЯ!</text:p>
      <text:p text:style-name="P5">за 2 года выросли с 3-х человек в отделе до полноценной команды в 17 человек и активно продолжаем расти!</text:p>
      <text:p text:style-name="P5">Основной объем кода написан на С.</text:p>
      <text:p text:style-name="P5">код С++ - 10-15%</text:p>
      <text:p text:style-name="P7"><text:span text:style-name="Strong_20_Emphasis"><text:span text:style-name="T1">Обязанности:</text:span></text:span></text:p>
      <text:list xml:id="list2122384406" text:style-name="L1">
        <text:list-item>
          <text:p text:style-name="P2">Разработка программного обеспечения для Embedded устройств под управлением ОС Linuх:</text:p>
        </text:list-item>
        <text:list-item>
          <text:p text:style-name="P2">Разработка низкоуровневых драйверов;</text:p>
        </text:list-item>
        <text:list-item>
          <text:p text:style-name="P2">Модификация и поддержка имеющегося кода.</text:p>
        </text:list-item>
      </text:list>
      <text:p text:style-name="P7"><text:span text:style-name="Strong_20_Emphasis"><text:span text:style-name="T1">Требования:</text:span></text:span></text:p>
      <text:list xml:id="list3064647850" text:style-name="L2">
        <text:list-item>
          <text:p text:style-name="P3">Знание С ;</text:p>
        </text:list-item>
        <text:list-item>
          <text:p text:style-name="P3">Обязательный опыт работы с Embedded Linux;</text:p>
        </text:list-item>
        <text:list-item>
          <text:p text:style-name="P3">Опыт отладки, профилирования и оптимизации ПО/ядра;</text:p>
        </text:list-item>
        <text:list-item>
          <text:p text:style-name="P3">Сбор данных с разных устройств с низкоуровневым выводом (АЦП, GPIO, I2C, UART, SPI, Bluetooth, Wi-fi,GPS);</text:p>
        </text:list-item>
        <text:list-item>
          <text:p text:style-name="P3">опыт работы с процессорами i.MX 6, i.MX8;</text:p>
        </text:list-item>
        <text:list-item>
          <text:p text:style-name="P3">Умение быстро разбираться в унаследованном коде;</text:p>
        </text:list-item>
        <text:list-item>
          <text:p text:style-name="P3">Опыт работы в команде с электронщиками;</text:p>
        </text:list-item>
        <text:list-item>
          <text:p text:style-name="P3">Опыт работы с электроникой и отладки софта непосредственно на устройстве;</text:p>
        </text:list-item>
        <text:list-item>
          <text:p text:style-name="P3">Опыт корректировки u-boot под железо/дисплеи/тепловизоры;</text:p>
        </text:list-item>
        <text:list-item>
          <text:p text:style-name="P3">Опыт работы с Видеопотоками;</text:p>
        </text:list-item>
        <text:list-item>
          <text:p text:style-name="P3">Проектирование протоколов взаимодействия модулей и систем;</text:p>
        </text:list-item>
        <text:list-item>
          <text:p text:style-name="P3">Английский язык на уровне понимания техдокументации.</text:p>
        </text:list-item>
      </text:list>
      <text:p text:style-name="P7"><text:span text:style-name="Strong_20_Emphasis"><text:span text:style-name="T1">Условия:</text:span></text:span></text:p>
      <text:list xml:id="list3722059197" text:style-name="L3">
        <text:list-item>
          <text:p text:style-name="P6"><text:span text:style-name="Strong_20_Emphasis"><text:span text:style-name="T1">Заработная плата обсуждается с успешным кандидатом</text:span></text:span></text:p>
        </text:list-item>
        <text:list-item>
          <text:p text:style-name="P4">Комфортный офис в шаговой доступности от м. Кожуховская.</text:p>
        </text:list-item>
        <text:list-item>
          <text:p text:style-name="P4">Работа в стабильной компании, действующие и перспективные проекты</text:p>
        </text:list-item>
        <text:list-item>
          <text:p text:style-name="P4">5/2 рабочая неделя, 8-17, 9-18, 10-19 (на выбор)</text:p>
        </text:list-item>
        <text:list-item>
          <text:p text:style-name="P4">Дружный коллектив</text:p>
        </text:list-item>
        <text:list-item>
          <text:p text:style-name="P4">Оформление по ТК РФ</text:p>
        </text:list-item>
        <text:list-item>
          <text:p text:style-name="P4">Испытательный срок 3 месяца или меньше по результатам выполнения задач</text:p>
        </text:list-item>
      </text:list>
      <text:h text:style-name="P1" text:outline-level="2">Ключевые навыки</text:h>
      <text:p text:style-name="P8">Linux</text:p>
      <text:p text:style-name="P8">C/C++</text:p>
      <text:p text:style-name="P8">YOCTO</text:p>
      <text:p text:style-name="P8"><text:soft-page-break/>Протоколы: BLE, Wi-Fi,RS485, CAN, UART, SPI, I2C, MIPI, CSI и др.</text:p>
      <text:p text:style-name="P8">IMX8</text:p>
      <text:p text:style-name="P8">Электроника</text:p>
      <text:p text:style-name="P8">Hardware</text:p>
      <text:p text:style-name="P8">Оптимизация</text:p>
      <text:p text:style-name="P8">Оптимизация кода</text:p>
      <text:p text:style-name="P8">Английский язык</text:p>
      <text:p text:style-name="P8">DDR3</text:p>
      <text:p text:style-name="P8">IMX 93</text:p>
      <text:p text:style-name="P8">i.MX6</text:p>
      <text:p text:style-name="P8">ARM</text:p>
      <text:p text:style-name="P8">Git</text:p>
      <text:p text:style-name="P8">Английский — B2 — Средне-продвинутый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nter" svg:font-family="inter, 'Helvetica Neue', sans-serif"/>
    <style:font-face style:name="var bloko-font-family-header-override" svg:font-family="'var bloko-font-family-header-override', ProximaNovaCond, 'Arial Narrow', 'Roboto Condensed', Arial, sans-serif"/>
    <style:font-face style:name="var bloko-font-family-override" svg:font-family="'var bloko-font-family-override', Arial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7T22:00:16.531594759</meta:creation-date>
    <meta:generator>LibreOffice/6.4.7.2$Linux_X86_64 LibreOffice_project/40$Build-2</meta:generator>
    <dc:date>2024-03-07T22:01:38.784317777</dc:date>
    <meta:editing-duration>PT1M22S</meta:editing-duration>
    <meta:editing-cycles>1</meta:editing-cycles>
    <meta:document-statistic meta:table-count="0" meta:image-count="0" meta:object-count="0" meta:page-count="2" meta:paragraph-count="48" meta:word-count="294" meta:character-count="2179" meta:non-whitespace-character-count="1953"/>
  </office:meta>
</office:document-meta>
</file>